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5c1" officeooo:paragraph-rsid="000bf5c1"/>
    </style:style>
    <style:style style:name="P2" style:family="paragraph" style:parent-style-name="Standard" style:list-style-name="L1">
      <style:text-properties officeooo:rsid="000f3e07" officeooo:paragraph-rsid="000f3e07"/>
    </style:style>
    <style:style style:name="P3" style:family="paragraph" style:parent-style-name="Standard" style:list-style-name="L1">
      <style:text-properties officeooo:rsid="00132757" officeooo:paragraph-rsid="001327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p text:style-name="P1"/>
      <text:list xml:id="list3448150565996482036" text:style-name="L1">
        <text:list-item>
          <text:p text:style-name="P2">For fairshare, one dedicated core is one point of fairshare. How we calculate the burst limit? </text:p>
        </text:list-item>
        <text:list-item>
          <text:p text:style-name="P2">Do we use QOS for the slurm in ACCRE?</text:p>
        </text:list-item>
        <text:list-item>
          <text:p text:style-name="P3">How to restart the slurmdbd and slurmctld? Do we need to have any parameters like slurmctld -d etc.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1:46:20.333087843</meta:creation-date>
    <dc:date>2019-09-02T16:38:26.996053252</dc:date>
    <meta:editing-duration>PT2H40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7" meta:character-count="244" meta:non-whitespace-character-count="203"/>
  </office:meta>
</office:document-meta>
</file>